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16504AAE47B8FB5B06B.png" manifest:media-type="image/png"/>
  <manifest:file-entry manifest:full-path="Pictures/10000201000000A30000016524903F29D2A1E2AC.png" manifest:media-type="image/png"/>
  <manifest:file-entry manifest:full-path="Pictures/1000020100000154000001181A6290A13BF31D59.png" manifest:media-type="image/png"/>
  <manifest:file-entry manifest:full-path="Pictures/100002010000027F0000024BC4ED95B074BC43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um_20_kitöltés_20_és_20_vonal_20_nélkül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cm" svg:stroke-color="#ffcc99" draw:marker-start="Arrow" draw:marker-start-width="0.65cm" draw:marker-end="Arrow" draw:marker-end-width="0.65cm" draw:fill="none" draw:fill-color="#000000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cm" svg:stroke-color="#ff6633" draw:marker-start="Arrow" draw:marker-start-width="0.65cm" draw:marker-end="Arrow" draw:marker-end-width="0.65cm" draw:fill="none" draw:fill-color="#000000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1cm"/>
    </style:style>
    <style:style style:name="gr7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000000"/>
    </style:style>
    <style:style style:name="P3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draw:frame draw:style-name="gr1" draw:text-style-name="P1" draw:layer="layout" svg:width="3.656cm" svg:height="3.359cm" svg:x="3.144cm" svg:y="10.8cm">
          <draw:image xlink:href="Pictures/100002010000027F0000024BC4ED95B074BC4373.png" xlink:type="simple" xlink:show="embed" xlink:actuate="onLoad">
            <text:p/>
          </draw:image>
        </draw:frame>
        <draw:frame draw:style-name="gr1" draw:text-style-name="P1" draw:layer="layout" svg:width="2.2cm" svg:height="4.819cm" svg:x="23.256cm" svg:y="5.236cm">
          <draw:image xlink:href="Pictures/10000201000000A30000016524903F29D2A1E2AC.png" xlink:type="simple" xlink:show="embed" xlink:actuate="onLoad">
            <text:p/>
          </draw:image>
        </draw:frame>
        <draw:frame draw:style-name="gr1" draw:text-style-name="P1" draw:layer="layout" svg:width="2.2cm" svg:height="4.819cm" svg:x="23.256cm" svg:y="11.468cm">
          <draw:image xlink:href="Pictures/10000201000000A30000016504AAE47B8FB5B06B.png" xlink:type="simple" xlink:show="embed" xlink:actuate="onLoad">
            <text:p/>
          </draw:image>
        </draw:frame>
        <draw:frame draw:style-name="gr1" draw:text-style-name="P1" draw:layer="layout" svg:width="5.4cm" svg:height="4.209cm" svg:x="8.456cm" svg:y="10.236cm">
          <draw:image xlink:href="Pictures/1000020100000154000001181A6290A13BF31D59.png" xlink:type="simple" xlink:show="embed" xlink:actuate="onLoad">
            <text:p/>
          </draw:image>
        </draw:frame>
        <draw:path draw:style-name="gr2" draw:text-style-name="P2" draw:layer="layout" svg:width="17.709cm" svg:height="2.941cm" draw:transform="rotate (0.321664181142555) translate (6.39561898035841cm 12.4598047745062cm)" svg:viewBox="0 0 17710 2942" svg:d="M0 191c1237 143 1878 1166 3417 1766 2110 822 5136 1239 6894 821 2917-610 3895-3533 7399-2593">
          <text:p/>
        </draw:path>
        <draw:path draw:style-name="gr3" draw:text-style-name="P2" draw:layer="layout" svg:width="15.437cm" svg:height="6.813cm" draw:transform="skewX (7.08266908485682E-017) rotate (0.321664181142555) translate (6.456cm 12.652cm)" svg:viewBox="0 0 15438 6814" svg:d="M0 0c701 2957 3649 2493 6267 3336 2617 844 6385 2475 9171 3478">
          <text:p/>
        </draw:path>
        <draw:frame draw:style-name="gr4" draw:text-style-name="P3" draw:layer="layout" svg:width="3.4cm" svg:height="1.673cm" svg:x="19.456cm" svg:y="14.763cm">
          <draw:text-box>
            <text:p><text:span text:style-name="T1">STUN</text:span></text:p>
            <text:p><text:span text:style-name="T1">Server #2</text:span></text:p>
          </draw:text-box>
        </draw:frame>
        <draw:frame draw:style-name="gr5" draw:text-style-name="P4" draw:layer="layout" svg:width="7cm" svg:height="2.132cm" svg:x="13.456cm" svg:y="9.036cm">
          <draw:text-box>
            <text:p><text:span text:style-name="T2">Server Reflexive1:</text:span></text:p>
            <text:p><text:span text:style-name="T3">192.0.2.10:</text:span><text:span text:style-name="T4">8000</text:span></text:p>
          </draw:text-box>
        </draw:frame>
        <draw:frame draw:style-name="gr6" draw:text-style-name="P5" draw:layer="layout" svg:width="5.8cm" svg:height="1.761cm" svg:x="17.456cm" svg:y="12.275cm">
          <draw:text-box>
            <text:p><text:span text:style-name="T2">Server Refelexive2:</text:span></text:p>
            <text:p><text:span text:style-name="T3">192.0.2.10:</text:span><text:span text:style-name="T4">7000</text:span></text:p>
          </draw:text-box>
        </draw:frame>
        <draw:frame draw:style-name="gr4" draw:text-style-name="P3" draw:layer="layout" svg:width="3.4cm" svg:height="1.673cm" svg:x="19.455cm" svg:y="4.564cm">
          <draw:text-box>
            <text:p><text:span text:style-name="T1">STUN</text:span></text:p>
            <text:p><text:span text:style-name="T1">Server #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2:06:49.315253937</meta:creation-date>
    <dc:date>2018-02-21T12:10:38.872295259</dc:date>
    <meta:editing-duration>PT3M49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